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P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8.5pt" style:font-size-asian="8.5pt" style:font-size-complex="8.5pt"/>
    </style:style>
    <style:style style:name="T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P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8.5pt" style:font-size-asian="8.5pt" style:font-size-complex="8.5pt"/>
    </style:style>
    <style:style style:name="T1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P1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6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8.5pt" style:font-size-asian="8.5pt" style:font-size-complex="8.5pt"/>
    </style:style>
    <style:style style:name="T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8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P1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2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2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3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3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6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3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4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5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5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5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5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1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5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6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7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7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8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8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8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9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9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2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9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9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8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0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4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0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0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0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0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0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11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1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1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2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3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3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9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4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5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5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5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5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5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5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6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6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6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6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6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6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7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7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7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7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7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7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8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8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8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8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8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8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8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8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9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9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9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9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9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9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9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9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0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0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0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0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0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0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0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20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1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1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21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1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1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1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21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1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1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22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2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22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4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2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2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2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29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23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3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3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3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23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3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3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3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23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4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4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24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4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4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4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4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4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24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5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2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5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5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5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25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6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6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2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6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6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6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6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27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7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27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7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7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8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8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8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8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8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28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8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8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9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9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9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29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9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29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29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299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30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0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3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0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0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0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0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0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0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0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1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1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1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1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1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1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1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1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1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2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2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2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2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2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2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2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32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2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3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3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3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3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3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3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3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3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3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4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4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4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4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4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4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4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4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5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5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5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5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5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6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6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6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36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6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36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6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69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37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7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7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74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37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7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8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8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8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8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8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8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8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38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9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9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39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39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9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9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9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99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40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0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0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40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40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0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40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0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1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11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41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1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1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1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1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41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41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42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42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4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2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4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27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42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2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3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3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3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3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43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43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3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43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3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4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4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4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4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4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4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4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4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4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4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5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5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5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45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5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5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46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4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6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6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6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6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7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7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7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47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47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4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7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8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8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48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4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8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48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48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89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4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9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9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9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9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9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9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497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49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4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0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50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50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0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0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50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0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0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51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1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1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51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1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51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1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51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52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2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5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2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52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3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3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53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3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3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3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3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53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3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4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4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42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54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4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4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4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4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54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5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5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5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5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5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5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5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6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6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6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6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6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6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6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6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7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7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7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7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7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7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7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7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7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8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8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8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8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8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8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8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8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8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9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9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9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9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9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9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59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59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59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60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0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60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0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60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0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1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1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12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61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1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1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1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1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1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2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2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2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62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2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2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62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30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63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63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P633" style:parent-style-name="Normal" style:family="paragraph">
      <style:text-properties style:language-asian="en" style:country-asian="GB"/>
    </style:style>
    <style:style style:name="P634" style:parent-style-name="Normal" style:family="paragraph">
      <style:text-properties fo:font-weight="bold" style:font-weight-asian="bold" style:font-weight-complex="bold" style:language-asian="en" style:country-asian="GB"/>
    </style:style>
    <style:style style:name="T635" style:parent-style-name="DefaultParagraphFont" style:family="text">
      <style:text-properties fo:font-size="11pt" style:font-size-asian="11pt" style:font-size-complex="11pt" style:language-asian="en" style:country-asian="GB"/>
    </style:style>
    <style:style style:name="T636" style:parent-style-name="DefaultParagraphFont" style:family="text">
      <style:text-properties fo:font-weight="bold" style:font-weight-asian="bold" style:font-weight-complex="bold" fo:font-size="11pt" style:font-size-asian="11pt" style:font-size-complex="11pt" style:language-asian="en" style:country-asian="GB"/>
    </style:style>
    <style:style style:name="T637" style:parent-style-name="DefaultParagraphFont" style:family="text">
      <style:text-properties fo:font-size="11pt" style:font-size-asian="11pt" style:font-size-complex="11pt" style:language-asian="en" style:country-asian="GB"/>
    </style:style>
    <style:style style:name="T638" style:parent-style-name="DefaultParagraphFont" style:family="text">
      <style:text-properties fo:font-weight="bold" style:font-weight-asian="bold" style:font-weight-complex="bold" fo:font-size="11pt" style:font-size-asian="11pt" style:font-size-complex="11pt" style:language-asian="en" style:country-asian="GB"/>
    </style:style>
    <style:style style:name="T639" style:parent-style-name="DefaultParagraphFont" style:family="text">
      <style:text-properties fo:font-size="11pt" style:font-size-asian="11pt" style:font-size-complex="11pt" style:language-asian="en" style:country-asian="GB"/>
    </style:style>
    <style:style style:name="T640" style:parent-style-name="DefaultParagraphFont" style:family="text">
      <style:text-properties fo:font-weight="bold" style:font-weight-asian="bold" style:font-weight-complex="bold" fo:font-size="11pt" style:font-size-asian="11pt" style:font-size-complex="11pt" style:language-asian="en" style:country-asian="GB"/>
    </style:style>
    <style:style style:name="T641" style:parent-style-name="DefaultParagraphFont" style:family="text">
      <style:text-properties fo:font-size="11pt" style:font-size-asian="11pt" style:font-size-complex="11pt" style:language-asian="en" style:country-asian="GB"/>
    </style:style>
    <style:style style:name="P64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4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44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8.5pt" style:font-size-asian="8.5pt" style:font-size-complex="8.5pt"/>
    </style:style>
    <style:style style:name="T6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46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P64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4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49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8.5pt" style:font-size-asian="8.5pt" style:font-size-complex="8.5pt"/>
    </style:style>
    <style:style style:name="T6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51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P65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65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5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65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59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66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6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66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66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67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8.5pt" style:font-size-asian="8.5pt" style:font-size-complex="8.5pt"/>
    </style:style>
    <style:style style:name="T6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6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P67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72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8.5pt" style:font-size-asian="8.5pt" style:font-size-complex="8.5pt"/>
    </style:style>
    <style:style style:name="T67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7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P67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67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8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6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8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8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84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68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8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8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8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89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69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9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9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6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9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69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9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9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69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6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0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0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0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0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0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0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07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70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70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1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1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71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1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1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71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1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1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1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72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2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2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2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72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3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3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73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3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3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3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3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3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3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4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4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4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4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4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4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5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75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5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5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5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5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5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5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75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6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6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6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6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76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6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6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76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7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7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77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4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7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7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7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7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77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8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78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78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8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78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8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9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9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93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79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9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9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79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79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79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0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02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80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0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0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0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0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0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0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81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81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1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1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14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81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1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1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1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2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82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2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24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8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2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2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3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83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83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3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3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83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3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3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3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3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84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4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4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84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4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84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4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85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5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5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8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5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5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8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5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5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60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86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6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6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67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86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6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7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7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7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87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4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7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7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8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7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7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8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8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8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8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88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8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8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8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9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9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9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8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89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89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89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9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89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89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0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9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0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90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0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0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90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0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0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0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91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1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1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1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1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1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1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1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91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9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2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9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2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2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2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3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3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3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3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3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3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3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3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3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4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4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4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4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4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4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5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5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5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5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5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95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9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5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5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6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6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6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6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6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96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96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6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6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7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7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7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7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7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7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7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9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7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97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9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8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98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4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98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8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98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98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9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99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9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9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99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9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99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9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99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99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0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0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0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0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0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00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0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0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0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0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1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1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01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1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01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1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1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1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1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1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2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2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2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23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102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2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2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2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2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29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103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3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3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3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3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3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3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3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3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3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4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4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4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43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10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04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4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04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04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4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0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05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5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05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0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5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5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5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05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5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06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6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63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106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6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6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6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6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06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7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07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7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73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07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7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7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0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7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08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8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08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8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08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08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08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9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91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09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9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09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9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097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09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0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00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0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03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0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10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0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0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0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0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1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1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1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1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1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1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1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1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1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2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21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2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12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24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27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2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2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30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3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3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33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3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3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3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3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3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3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4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14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4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4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4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4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4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4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51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5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5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5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5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5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57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5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15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6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6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6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16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64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6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16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6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6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17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7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17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7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7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17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7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7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17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180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18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18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8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18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6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8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18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19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9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194" style:parent-style-name="Normal" style:family="paragraph">
      <style:text-properties style:language-asian="en" style:country-asian="GB"/>
    </style:style>
    <style:style style:name="P1195" style:parent-style-name="Normal" style:family="paragraph">
      <style:text-properties style:language-asian="en" style:country-asian="GB"/>
    </style:style>
    <style:style style:name="P1196" style:parent-style-name="Normal" style:family="paragraph">
      <style:paragraph-properties fo:margin-bottom="0in"/>
      <style:text-properties fo:font-weight="bold" style:font-weight-asian="bold" style:font-weight-complex="bold" style:language-asian="en" style:country-asian="GB"/>
    </style:style>
    <style:style style:name="P1197" style:parent-style-name="Normal" style:family="paragraph">
      <style:paragraph-properties fo:margin-bottom="0in"/>
    </style:style>
    <style:style style:name="T1198" style:parent-style-name="DefaultParagraphFont" style:family="text">
      <style:text-properties style:language-asian="en" style:country-asian="GB"/>
    </style:style>
    <style:style style:name="T1199" style:parent-style-name="DefaultParagraphFont" style:family="text">
      <style:text-properties fo:font-weight="bold" style:font-weight-asian="bold" style:font-weight-complex="bold" style:language-asian="en" style:country-asian="GB"/>
    </style:style>
    <style:style style:name="T1200" style:parent-style-name="DefaultParagraphFont" style:family="text">
      <style:text-properties style:language-asian="en" style:country-asian="GB"/>
    </style:style>
    <style:style style:name="P1201" style:parent-style-name="Normal" style:family="paragraph">
      <style:paragraph-properties fo:margin-bottom="0in"/>
      <style:text-properties style:language-asian="en" style:country-asian="GB"/>
    </style:style>
    <style:style style:name="P1202" style:parent-style-name="Normal" style:list-style-name="LFO1" style:family="paragraph">
      <style:paragraph-properties fo:margin-bottom="0in"/>
    </style:style>
    <style:style style:name="T1203" style:parent-style-name="DefaultParagraphFont" style:family="text">
      <style:text-properties fo:font-weight="bold" style:font-weight-asian="bold" style:font-weight-complex="bold" style:language-asian="en" style:country-asian="GB"/>
    </style:style>
    <style:style style:name="T1204" style:parent-style-name="DefaultParagraphFont" style:family="text">
      <style:text-properties style:language-asian="en" style:country-asian="GB"/>
    </style:style>
    <style:style style:name="P1205" style:parent-style-name="Normal" style:list-style-name="LFO1" style:family="paragraph">
      <style:paragraph-properties fo:margin-bottom="0in"/>
    </style:style>
    <style:style style:name="T1206" style:parent-style-name="DefaultParagraphFont" style:family="text">
      <style:text-properties fo:font-weight="bold" style:font-weight-asian="bold" style:font-weight-complex="bold" style:language-asian="en" style:country-asian="GB"/>
    </style:style>
    <style:style style:name="T1207" style:parent-style-name="DefaultParagraphFont" style:family="text">
      <style:text-properties style:language-asian="en" style:country-asian="GB"/>
    </style:style>
    <style:style style:name="P1208" style:parent-style-name="Normal" style:family="paragraph">
      <style:paragraph-properties fo:margin-bottom="0in"/>
    </style:style>
    <style:style style:name="T1209" style:parent-style-name="DefaultParagraphFont" style:family="text">
      <style:text-properties style:language-asian="en" style:country-asian="GB"/>
    </style:style>
    <style:style style:name="T1210" style:parent-style-name="DefaultParagraphFont" style:family="text">
      <style:text-properties fo:font-weight="bold" style:font-weight-asian="bold" style:font-weight-complex="bold" style:language-asian="en" style:country-asian="GB"/>
    </style:style>
    <style:style style:name="T1211" style:parent-style-name="DefaultParagraphFont" style:family="text">
      <style:text-properties style:language-asian="en" style:country-asian="GB"/>
    </style:style>
    <style:style style:name="T1212" style:parent-style-name="DefaultParagraphFont" style:family="text">
      <style:text-properties fo:font-weight="bold" style:font-weight-asian="bold" style:font-weight-complex="bold" style:language-asian="en" style:country-asian="GB"/>
    </style:style>
    <style:style style:name="T1213" style:parent-style-name="DefaultParagraphFont" style:family="text">
      <style:text-properties style:language-asian="en" style:country-asian="GB"/>
    </style:style>
    <style:style style:name="T1214" style:parent-style-name="DefaultParagraphFont" style:family="text">
      <style:text-properties fo:font-weight="bold" style:font-weight-asian="bold" style:font-weight-complex="bold" style:language-asian="en" style:country-asian="GB"/>
    </style:style>
    <style:style style:name="T1215" style:parent-style-name="DefaultParagraphFont" style:family="text">
      <style:text-properties style:language-asian="en" style:country-asian="GB"/>
    </style:style>
    <style:style style:name="P1216" style:parent-style-name="Normal" style:family="paragraph">
      <style:paragraph-properties fo:margin-bottom="0in"/>
      <style:text-properties style:language-asian="en" style:country-asian="GB"/>
    </style:style>
    <style:style style:name="P121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18" style:parent-style-name="DefaultParagraphFont" style:family="text">
      <style:text-properties style:font-name="Consolas" style:font-name-complex="Courier New" fo:font-size="8.5pt" style:font-size-asian="8.5pt" style:font-size-complex="8.5pt"/>
    </style:style>
    <style:style style:name="T1219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22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21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122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2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22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2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22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22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22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2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23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3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23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3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3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23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3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3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3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23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4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2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4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2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4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24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24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4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2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5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2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5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5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5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25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5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26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26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6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26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6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26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6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6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2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6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7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71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8.5pt" style:font-size-asian="8.5pt" style:font-size-complex="8.5pt"/>
    </style:style>
    <style:style style:name="T127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7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7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7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7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7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7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8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28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8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28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8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28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8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8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88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8.5pt" style:font-size-asian="8.5pt" style:font-size-complex="8.5pt"/>
    </style:style>
    <style:style style:name="T128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29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9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29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9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29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9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9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29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29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2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0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0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0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0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0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0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0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0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30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1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1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1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31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1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1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1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1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1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2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2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2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2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32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2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2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3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3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33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3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3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3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33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33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3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3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4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34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4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4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4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4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4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35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5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5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5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5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5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5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6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36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3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6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36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6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6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37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7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7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37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7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7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3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37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38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8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38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4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8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38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8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38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P139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9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39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393" style:parent-style-name="Normal" style:family="paragraph">
      <style:paragraph-properties fo:margin-bottom="0in"/>
      <style:text-properties style:language-asian="en" style:country-asian="GB"/>
    </style:style>
    <style:style style:name="P1394" style:parent-style-name="Normal" style:family="paragraph">
      <style:paragraph-properties fo:margin-bottom="0in"/>
      <style:text-properties fo:font-weight="bold" style:font-weight-asian="bold" style:font-weight-complex="bold" style:language-asian="en" style:country-asian="GB"/>
    </style:style>
    <style:style style:name="P1395" style:parent-style-name="Normal" style:family="paragraph">
      <style:paragraph-properties fo:margin-bottom="0in"/>
      <style:text-properties fo:font-weight="bold" style:font-weight-asian="bold" style:font-weight-complex="bold" style:language-asian="en" style:country-asian="GB"/>
    </style:style>
    <style:style style:name="P1396" style:parent-style-name="Normal" style:family="paragraph">
      <style:paragraph-properties fo:margin-bottom="0in"/>
      <style:text-properties fo:font-weight="bold" style:font-weight-asian="bold" style:font-weight-complex="bold" style:language-asian="en" style:country-asian="GB"/>
    </style:style>
    <style:style style:name="P1397" style:parent-style-name="Normal" style:list-style-name="LFO2" style:family="paragraph">
      <style:paragraph-properties fo:margin-bottom="0in"/>
      <style:text-properties fo:font-weight="bold" style:font-weight-asian="bold" style:font-weight-complex="bold" style:language-asian="en" style:country-asian="GB"/>
    </style:style>
    <style:style style:name="P1398" style:parent-style-name="Normal" style:list-style-name="LFO2" style:family="paragraph">
      <style:paragraph-properties fo:margin-bottom="0in"/>
      <style:text-properties fo:font-weight="bold" style:font-weight-asian="bold" style:font-weight-complex="bold" style:language-asian="en" style:country-asian="GB"/>
    </style:style>
    <style:style style:name="P139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0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40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03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140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0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40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0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40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0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41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41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1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1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1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16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141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1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1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2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21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8.5pt" style:font-size-asian="8.5pt" style:font-size-complex="8.5pt"/>
    </style:style>
    <style:style style:name="T142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2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42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2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42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3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3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3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3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3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3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3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3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3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4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4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44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43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44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4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4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4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4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4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5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5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5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5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5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5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6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6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6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6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6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46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6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46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7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8.5pt" style:font-size-asian="8.5pt" style:font-size-complex="8.5pt"/>
    </style:style>
    <style:style style:name="T147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7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7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7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7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7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7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7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8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8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8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8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8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8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8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8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8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9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T149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9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49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94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49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149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49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9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49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150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0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5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503" style:parent-style-name="Normal" style:family="paragraph">
      <style:paragraph-properties fo:margin-bottom="0in"/>
      <style:text-properties style:language-asian="en" style:country-asian="GB"/>
    </style:style>
  </office:automatic-styles>
  <office:body>
    <office:text text:use-soft-page-breaks="true">
      <text:p text:style-name="P1">LAB 5</text:p>
      <text:p text:style-name="P2">Kruskal’s Algorithm:</text:p>
      <text:p text:style-name="P3">Kruskal’s algorithm is a greedy approach for finding the Minimum Spanning Tree (MST) by selecting edges in ascending order of weight, ensuring no cycles form. It efficiently uses the Disjoint Set (Union-Find) data structure to manage connected components.</text:p>
      <text:p text:style-name="P4"><text:span text:style-name="T5"><text:s/>1.<text:s/></text:span><text:span text:style-name="T6">#include</text:span><text:span text:style-name="T7"><text:s/></text:span><text:span text:style-name="T8">&lt;iostream&gt;</text:span></text:p>
      <text:p text:style-name="P9"><text:span text:style-name="T10"><text:s/>2.<text:s/></text:span><text:span text:style-name="T11">#include</text:span><text:span text:style-name="T12"><text:s/></text:span><text:span text:style-name="T13">&lt;vector&gt;</text:span></text:p>
      <text:p text:style-name="P14"><text:span text:style-name="T15"><text:s/>3.<text:s/></text:span><text:span text:style-name="T16">#include</text:span><text:span text:style-name="T17"><text:s/></text:span><text:span text:style-name="T18">&lt;algorithm&gt;</text:span></text:p>
      <text:p text:style-name="P19"><text:span text:style-name="T20"><text:s/>4.<text:s/></text:span><text:span text:style-name="T21"> </text:span></text:p>
      <text:p text:style-name="P22"><text:span text:style-name="T23"><text:s/>5.<text:s/></text:span><text:span text:style-name="T24">using</text:span><text:span text:style-name="T25"><text:s/></text:span><text:span text:style-name="T26">namespace</text:span><text:span text:style-name="T27"><text:s/>std</text:span><text:span text:style-name="T28">;</text:span></text:p>
      <text:p text:style-name="P29"><text:span text:style-name="T30"><text:s/>6.<text:s/></text:span><text:span text:style-name="T31"> </text:span></text:p>
      <text:p text:style-name="P32"><text:span text:style-name="T33"><text:s/>7.<text:s/></text:span><text:span text:style-name="T34">struct</text:span><text:span text:style-name="T35"><text:s/></text:span><text:span text:style-name="T36">Edge</text:span><text:span text:style-name="T37"><text:s/></text:span><text:span text:style-name="T38">{</text:span></text:p>
      <text:p text:style-name="P39"><text:span text:style-name="T40"><text:s/>8.<text:s/></text:span><text:span text:style-name="T41">   <text:s/></text:span><text:span text:style-name="T42">int</text:span><text:span text:style-name="T43"><text:s/>start</text:span><text:span text:style-name="T44">,</text:span><text:span text:style-name="T45"><text:s/></text:span><text:span text:style-name="T46">end</text:span><text:span text:style-name="T47">,</text:span><text:span text:style-name="T48"><text:s/>weight</text:span><text:span text:style-name="T49">;</text:span></text:p>
      <text:p text:style-name="P50"><text:span text:style-name="T51"><text:s/>9.<text:s/></text:span><text:span text:style-name="T52">};</text:span></text:p>
      <text:p text:style-name="P53"><text:span text:style-name="T54">10.<text:s/></text:span><text:span text:style-name="T55"> </text:span></text:p>
      <text:p text:style-name="P56"><text:span text:style-name="T57">11.<text:s/></text:span><text:span text:style-name="T58">bool</text:span><text:span text:style-name="T59"><text:s/>compareEdges</text:span><text:span text:style-name="T60">(</text:span><text:span text:style-name="T61">Edge</text:span><text:span text:style-name="T62"><text:s/>a</text:span><text:span text:style-name="T63">,</text:span><text:span text:style-name="T64"><text:s/></text:span><text:span text:style-name="T65">Edge</text:span><text:span text:style-name="T66"><text:s/>b</text:span><text:span text:style-name="T67">)</text:span><text:span text:style-name="T68"><text:s/></text:span><text:span text:style-name="T69">{</text:span></text:p>
      <text:p text:style-name="P70"><text:span text:style-name="T71">12.<text:s/></text:span><text:span text:style-name="T72">   <text:s/></text:span><text:span text:style-name="T73">return</text:span><text:span text:style-name="T74"><text:s/>a</text:span><text:span text:style-name="T75">.</text:span><text:span text:style-name="T76">weight<text:s/></text:span><text:span text:style-name="T77">&lt;</text:span><text:span text:style-name="T78"><text:s/>b</text:span><text:span text:style-name="T79">.</text:span><text:span text:style-name="T80">weight</text:span><text:span text:style-name="T81">;</text:span></text:p>
      <text:p text:style-name="P82"><text:span text:style-name="T83">13.<text:s/></text:span><text:span text:style-name="T84">}</text:span></text:p>
      <text:p text:style-name="P85"><text:span text:style-name="T86">14.<text:s/></text:span><text:span text:style-name="T87"> </text:span></text:p>
      <text:p text:style-name="P88"><text:span text:style-name="T89">15.<text:s/></text:span><text:span text:style-name="T90">class</text:span><text:span text:style-name="T91"><text:s/></text:span><text:span text:style-name="T92">DisjointSet</text:span><text:span text:style-name="T93"><text:s/></text:span><text:span text:style-name="T94">{</text:span></text:p>
      <text:p text:style-name="P95"><text:span text:style-name="T96">16.<text:s/></text:span><text:span text:style-name="T97">    vector</text:span><text:span text:style-name="T98">&lt;int&gt;</text:span><text:span text:style-name="T99"><text:s/>parent</text:span><text:span text:style-name="T100">,</text:span><text:span text:style-name="T101"><text:s/>rank</text:span><text:span text:style-name="T102">;</text:span></text:p>
      <text:p text:style-name="P103"><text:span text:style-name="T104">17.<text:s/></text:span><text:span text:style-name="T105">public</text:span><text:span text:style-name="T106">:</text:span></text:p>
      <text:p text:style-name="P107"><text:span text:style-name="T108">18.<text:s/></text:span><text:span text:style-name="T109">   <text:s/></text:span><text:span text:style-name="T110">DisjointSet</text:span><text:span text:style-name="T111">(</text:span><text:span text:style-name="T112">int</text:span><text:span text:style-name="T113"><text:s/>n</text:span><text:span text:style-name="T114">)</text:span><text:span text:style-name="T115"><text:s/></text:span><text:span text:style-name="T116">{</text:span></text:p>
      <text:p text:style-name="P117"><text:span text:style-name="T118">19.<text:s/></text:span><text:span text:style-name="T119">        parent</text:span><text:span text:style-name="T120">.</text:span><text:span text:style-name="T121">resize</text:span><text:span text:style-name="T122">(</text:span><text:span text:style-name="T123">n</text:span><text:span text:style-name="T124">);</text:span></text:p>
      <text:p text:style-name="P125"><text:span text:style-name="T126">20.<text:s/></text:span><text:span text:style-name="T127">        rank</text:span><text:span text:style-name="T128">.</text:span><text:span text:style-name="T129">resize</text:span><text:span text:style-name="T130">(</text:span><text:span text:style-name="T131">n</text:span><text:span text:style-name="T132">,</text:span><text:span text:style-name="T133"><text:s/></text:span><text:span text:style-name="T134">0</text:span><text:span text:style-name="T135">);</text:span></text:p>
      <text:p text:style-name="P136"><text:span text:style-name="T137">21.<text:s/></text:span><text:span text:style-name="T138">       <text:s/></text:span><text:span text:style-name="T139">for</text:span><text:span text:style-name="T140"><text:s/></text:span><text:span text:style-name="T141">(</text:span><text:span text:style-name="T142">int</text:span><text:span text:style-name="T143"><text:s/>i<text:s/></text:span><text:span text:style-name="T144">=</text:span><text:span text:style-name="T145"><text:s/></text:span><text:span text:style-name="T146">0</text:span><text:span text:style-name="T147">;</text:span><text:span text:style-name="T148"><text:s/>i<text:s/></text:span><text:span text:style-name="T149">&lt;</text:span><text:span text:style-name="T150"><text:s/>n</text:span><text:span text:style-name="T151">;</text:span><text:span text:style-name="T152"><text:s/>i</text:span><text:span text:style-name="T153">++)</text:span><text:span text:style-name="T154"><text:s/>parent</text:span><text:span text:style-name="T155">[</text:span><text:span text:style-name="T156">i</text:span><text:span text:style-name="T157">]</text:span><text:span text:style-name="T158"><text:s/></text:span><text:span text:style-name="T159">=</text:span><text:span text:style-name="T160"><text:s/>i</text:span><text:span text:style-name="T161">;</text:span></text:p>
      <text:p text:style-name="P162"><text:span text:style-name="T163">22.<text:s/></text:span><text:span text:style-name="T164">   <text:s/></text:span><text:span text:style-name="T165">}</text:span></text:p>
      <text:p text:style-name="P166"><text:span text:style-name="T167">23.<text:s/></text:span><text:span text:style-name="T168"> </text:span></text:p>
      <text:p text:style-name="P169"><text:span text:style-name="T170">24.<text:s/></text:span><text:span text:style-name="T171">   <text:s/></text:span><text:span text:style-name="T172">int</text:span><text:span text:style-name="T173"><text:s/>findParent</text:span><text:span text:style-name="T174">(</text:span><text:span text:style-name="T175">int</text:span><text:span text:style-name="T176"><text:s/>node</text:span><text:span text:style-name="T177">)</text:span><text:span text:style-name="T178"><text:s/></text:span><text:span text:style-name="T179">{</text:span></text:p>
      <text:p text:style-name="P180"><text:span text:style-name="T181">25.<text:s/></text:span><text:span text:style-name="T182">       <text:s/></text:span><text:span text:style-name="T183">if</text:span><text:span text:style-name="T184"><text:s/></text:span><text:span text:style-name="T185">(</text:span><text:span text:style-name="T186">parent</text:span><text:span text:style-name="T187">[</text:span><text:span text:style-name="T188">node</text:span><text:span text:style-name="T189">]</text:span><text:span text:style-name="T190"><text:s/></text:span><text:span text:style-name="T191">!=</text:span><text:span text:style-name="T192"><text:s/>node</text:span><text:span text:style-name="T193">)</text:span></text:p>
      <text:p text:style-name="P194"><text:span text:style-name="T195">26.<text:s/></text:span><text:span text:style-name="T196">            parent</text:span><text:span text:style-name="T197">[</text:span><text:span text:style-name="T198">node</text:span><text:span text:style-name="T199">]</text:span><text:span text:style-name="T200"><text:s/></text:span><text:span text:style-name="T201">=</text:span><text:span text:style-name="T202"><text:s/>findParent</text:span><text:span text:style-name="T203">(</text:span><text:span text:style-name="T204">parent</text:span><text:span text:style-name="T205">[</text:span><text:span text:style-name="T206">node</text:span><text:span text:style-name="T207">]);</text:span></text:p>
      <text:p text:style-name="P208"><text:span text:style-name="T209">27.<text:s/></text:span><text:span text:style-name="T210">       <text:s/></text:span><text:span text:style-name="T211">return</text:span><text:span text:style-name="T212"><text:s/>parent</text:span><text:span text:style-name="T213">[</text:span><text:span text:style-name="T214">node</text:span><text:span text:style-name="T215">];</text:span></text:p>
      <text:p text:style-name="P216"><text:span text:style-name="T217">28.<text:s/></text:span><text:span text:style-name="T218">   <text:s/></text:span><text:span text:style-name="T219">}</text:span></text:p>
      <text:p text:style-name="P220"><text:span text:style-name="T221">29.<text:s/></text:span><text:span text:style-name="T222"> </text:span></text:p>
      <text:p text:style-name="P223"><text:span text:style-name="T224">30.<text:s/></text:span><text:span text:style-name="T225">   <text:s/></text:span><text:span text:style-name="T226">void</text:span><text:span text:style-name="T227"><text:s/>unionSets</text:span><text:span text:style-name="T228">(</text:span><text:span text:style-name="T229">int</text:span><text:span text:style-name="T230"><text:s/>node1</text:span><text:span text:style-name="T231">,</text:span><text:span text:style-name="T232"><text:s/></text:span><text:span text:style-name="T233">int</text:span><text:span text:style-name="T234"><text:s/>node2</text:span><text:span text:style-name="T235">)</text:span><text:span text:style-name="T236"><text:s/></text:span><text:span text:style-name="T237">{</text:span></text:p>
      <text:p text:style-name="P238"><text:span text:style-name="T239">31.<text:s/></text:span><text:span text:style-name="T240">       <text:s/></text:span><text:span text:style-name="T241">int</text:span><text:span text:style-name="T242"><text:s/>root1<text:s/></text:span><text:span text:style-name="T243">=</text:span><text:span text:style-name="T244"><text:s/>findParent</text:span><text:span text:style-name="T245">(</text:span><text:span text:style-name="T246">node1</text:span><text:span text:style-name="T247">);</text:span></text:p>
      <text:p text:style-name="P248"><text:span text:style-name="T249">32.<text:s/></text:span><text:span text:style-name="T250">       <text:s/></text:span><text:span text:style-name="T251">int</text:span><text:span text:style-name="T252"><text:s/>root2<text:s/></text:span><text:span text:style-name="T253">=</text:span><text:span text:style-name="T254"><text:s/>findParent</text:span><text:span text:style-name="T255">(</text:span><text:span text:style-name="T256">node2</text:span><text:span text:style-name="T257">);</text:span></text:p>
      <text:p text:style-name="P258"><text:span text:style-name="T259">33.<text:s/></text:span><text:span text:style-name="T260">       <text:s/></text:span><text:span text:style-name="T261">if</text:span><text:span text:style-name="T262"><text:s/></text:span><text:span text:style-name="T263">(</text:span><text:span text:style-name="T264">root1<text:s/></text:span><text:span text:style-name="T265">!=</text:span><text:span text:style-name="T266"><text:s/>root2</text:span><text:span text:style-name="T267">)</text:span><text:span text:style-name="T268"><text:s/></text:span><text:span text:style-name="T269">{</text:span></text:p>
      <text:p text:style-name="P270"><text:span text:style-name="T271">34.<text:s/></text:span><text:span text:style-name="T272">           <text:s/></text:span><text:span text:style-name="T273">if</text:span><text:span text:style-name="T274"><text:s/></text:span><text:span text:style-name="T275">(</text:span><text:span text:style-name="T276">rank</text:span><text:span text:style-name="T277">[</text:span><text:span text:style-name="T278">root1</text:span><text:span text:style-name="T279">]</text:span><text:span text:style-name="T280"><text:s/></text:span><text:span text:style-name="T281">&gt;</text:span><text:span text:style-name="T282"><text:s/>rank</text:span><text:span text:style-name="T283">[</text:span><text:span text:style-name="T284">root2</text:span><text:span text:style-name="T285">])</text:span></text:p>
      <text:p text:style-name="P286"><text:span text:style-name="T287">35.<text:s/></text:span><text:span text:style-name="T288">                parent</text:span><text:span text:style-name="T289">[</text:span><text:span text:style-name="T290">root2</text:span><text:span text:style-name="T291">]</text:span><text:span text:style-name="T292"><text:s/></text:span><text:span text:style-name="T293">=</text:span><text:span text:style-name="T294"><text:s/>root1</text:span><text:span text:style-name="T295">;</text:span></text:p>
      <text:p text:style-name="P296"><text:span text:style-name="T297">36.<text:s/></text:span><text:span text:style-name="T298">           <text:s/></text:span><text:span text:style-name="T299">else</text:span><text:span text:style-name="T300"><text:s/></text:span><text:span text:style-name="T301">if</text:span><text:span text:style-name="T302"><text:s/></text:span><text:span text:style-name="T303">(</text:span><text:span text:style-name="T304">rank</text:span><text:span text:style-name="T305">[</text:span><text:span text:style-name="T306">root1</text:span><text:span text:style-name="T307">]</text:span><text:span text:style-name="T308"><text:s/></text:span><text:span text:style-name="T309">&lt;</text:span><text:span text:style-name="T310"><text:s/>rank</text:span><text:span text:style-name="T311">[</text:span><text:span text:style-name="T312">root2</text:span><text:span text:style-name="T313">])</text:span></text:p>
      <text:p text:style-name="P314"><text:span text:style-name="T315">37.<text:s/></text:span><text:span text:style-name="T316">                parent</text:span><text:span text:style-name="T317">[</text:span><text:span text:style-name="T318">root1</text:span><text:span text:style-name="T319">]</text:span><text:span text:style-name="T320"><text:s/></text:span><text:span text:style-name="T321">=</text:span><text:span text:style-name="T322"><text:s/>root2</text:span><text:span text:style-name="T323">;</text:span></text:p>
      <text:p text:style-name="P324"><text:span text:style-name="T325">38.<text:s/></text:span><text:span text:style-name="T326">           <text:s/></text:span><text:span text:style-name="T327">else</text:span><text:span text:style-name="T328"><text:s/></text:span><text:span text:style-name="T329">{</text:span></text:p>
      <text:p text:style-name="P330"><text:span text:style-name="T331">39.<text:s/></text:span><text:span text:style-name="T332">                parent</text:span><text:span text:style-name="T333">[</text:span><text:span text:style-name="T334">root2</text:span><text:span text:style-name="T335">]</text:span><text:span text:style-name="T336"><text:s/></text:span><text:span text:style-name="T337">=</text:span><text:span text:style-name="T338"><text:s/>root1</text:span><text:span text:style-name="T339">;</text:span></text:p>
      <text:p text:style-name="P340"><text:span text:style-name="T341">40.<text:s/></text:span><text:span text:style-name="T342">                rank</text:span><text:span text:style-name="T343">[</text:span><text:span text:style-name="T344">root1</text:span><text:span text:style-name="T345">]++;</text:span></text:p>
      <text:p text:style-name="P346"><text:span text:style-name="T347">41.<text:s/></text:span><text:span text:style-name="T348">           <text:s/></text:span><text:span text:style-name="T349">}</text:span></text:p>
      <text:p text:style-name="P350"><text:span text:style-name="T351">42.<text:s/></text:span><text:span text:style-name="T352">       <text:s/></text:span><text:span text:style-name="T353">}</text:span></text:p>
      <text:p text:style-name="P354"><text:span text:style-name="T355">43.<text:s/></text:span><text:span text:style-name="T356">   <text:s/></text:span><text:span text:style-name="T357">}</text:span></text:p>
      <text:p text:style-name="P358"><text:span text:style-name="T359">44.<text:s/></text:span><text:span text:style-name="T360">};</text:span></text:p>
      <text:p text:style-name="P361"><text:span text:style-name="T362">45.<text:s/></text:span><text:span text:style-name="T363"> </text:span></text:p>
      <text:p text:style-name="P364"><text:span text:style-name="T365">46.<text:s/></text:span><text:span text:style-name="T366">int</text:span><text:span text:style-name="T367"><text:s/>kruskalAlgorithm</text:span><text:span text:style-name="T368">(</text:span><text:span text:style-name="T369">int</text:span><text:span text:style-name="T370"><text:s/>totalNodes</text:span><text:span text:style-name="T371">,</text:span><text:span text:style-name="T372"><text:s/>vector</text:span><text:span text:style-name="T373">&lt;</text:span><text:span text:style-name="T374">Edge</text:span><text:span text:style-name="T375">&gt;</text:span><text:span text:style-name="T376"><text:s/></text:span><text:span text:style-name="T377">&amp;</text:span><text:span text:style-name="T378">edges</text:span><text:span text:style-name="T379">)</text:span><text:span text:style-name="T380"><text:s/></text:span><text:span text:style-name="T381">{</text:span></text:p>
      <text:p text:style-name="P382"><text:span text:style-name="T383">47.<text:s/></text:span><text:span text:style-name="T384">    sort</text:span><text:span text:style-name="T385">(</text:span><text:span text:style-name="T386">edges</text:span><text:span text:style-name="T387">.</text:span><text:span text:style-name="T388">begin</text:span><text:span text:style-name="T389">(),</text:span><text:span text:style-name="T390"><text:s/>edges</text:span><text:span text:style-name="T391">.</text:span><text:span text:style-name="T392">end</text:span><text:span text:style-name="T393">(),</text:span><text:span text:style-name="T394"><text:s/>compareEdges</text:span><text:span text:style-name="T395">);</text:span></text:p>
      <text:p text:style-name="P396"><text:span text:style-name="T397">48.<text:s/></text:span><text:span text:style-name="T398">   <text:s/></text:span><text:span text:style-name="T399">DisjointSet</text:span><text:span text:style-name="T400"><text:s/>ds</text:span><text:span text:style-name="T401">(</text:span><text:span text:style-name="T402">totalNodes</text:span><text:span text:style-name="T403">);</text:span></text:p>
      <text:p text:style-name="P404"><text:span text:style-name="T405">49.<text:s/></text:span><text:span text:style-name="T406">   <text:s/></text:span><text:span text:style-name="T407">int</text:span><text:span text:style-name="T408"><text:s/>totalWeight<text:s/></text:span><text:span text:style-name="T409">=</text:span><text:span text:style-name="T410"><text:s/></text:span><text:span text:style-name="T411">0</text:span><text:span text:style-name="T412">,</text:span><text:span text:style-name="T413"><text:s/>selectedEdges<text:s/></text:span><text:span text:style-name="T414">=</text:span><text:span text:style-name="T415"><text:s/></text:span><text:span text:style-name="T416">0</text:span><text:span text:style-name="T417">;</text:span></text:p>
      <text:p text:style-name="P418"><text:span text:style-name="T419">50.<text:s/></text:span><text:span text:style-name="T420"> </text:span></text:p>
      <text:p text:style-name="P421"><text:span text:style-name="T422">51.<text:s/></text:span><text:span text:style-name="T423">   <text:s/></text:span><text:span text:style-name="T424">for</text:span><text:span text:style-name="T425"><text:s/></text:span><text:span text:style-name="T426">(</text:span><text:span text:style-name="T427">Edge</text:span><text:span text:style-name="T428"><text:s/>edge<text:s/></text:span><text:span text:style-name="T429">:</text:span><text:span text:style-name="T430"><text:s/>edges</text:span><text:span text:style-name="T431">)</text:span><text:span text:style-name="T432"><text:s/></text:span><text:span text:style-name="T433">{</text:span></text:p>
      <text:p text:style-name="P434"><text:span text:style-name="T435">52.<text:s/></text:span><text:span text:style-name="T436">       <text:s/></text:span><text:span text:style-name="T437">if</text:span><text:span text:style-name="T438"><text:s/></text:span><text:span text:style-name="T439">(</text:span><text:span text:style-name="T440">ds</text:span><text:span text:style-name="T441">.</text:span><text:span text:style-name="T442">findParent</text:span><text:span text:style-name="T443">(</text:span><text:span text:style-name="T444">edge</text:span><text:span text:style-name="T445">.</text:span><text:span text:style-name="T446">start</text:span><text:span text:style-name="T447">)</text:span><text:span text:style-name="T448"><text:s/></text:span><text:span text:style-name="T449">!=</text:span><text:span text:style-name="T450"><text:s/>ds</text:span><text:span text:style-name="T451">.</text:span><text:span text:style-name="T452">findParent</text:span><text:span text:style-name="T453">(</text:span><text:span text:style-name="T454">edge</text:span><text:span text:style-name="T455">.</text:span><text:span text:style-name="T456">end</text:span><text:span text:style-name="T457">))</text:span><text:span text:style-name="T458"><text:s/></text:span><text:span text:style-name="T459">{</text:span></text:p>
      <text:p text:style-name="P460"><text:span text:style-name="T461">53.<text:s/></text:span><text:span text:style-name="T462">            ds</text:span><text:span text:style-name="T463">.</text:span><text:span text:style-name="T464">unionSets</text:span><text:span text:style-name="T465">(</text:span><text:span text:style-name="T466">edge</text:span><text:span text:style-name="T467">.</text:span><text:span text:style-name="T468">start</text:span><text:span text:style-name="T469">,</text:span><text:span text:style-name="T470"><text:s/>edge</text:span><text:span text:style-name="T471">.</text:span><text:span text:style-name="T472">end</text:span><text:span text:style-name="T473">);</text:span></text:p>
      <text:p text:style-name="P474"><text:span text:style-name="T475">54.<text:s/></text:span><text:span text:style-name="T476">            totalWeight<text:s/></text:span><text:span text:style-name="T477">+=</text:span><text:span text:style-name="T478"><text:s/>edge</text:span><text:span text:style-name="T479">.</text:span><text:span text:style-name="T480">weight</text:span><text:span text:style-name="T481">;</text:span></text:p>
      <text:p text:style-name="P482"><text:span text:style-name="T483">55.<text:s/></text:span><text:span text:style-name="T484">            selectedEdges</text:span><text:span text:style-name="T485">++;</text:span></text:p>
      <text:p text:style-name="P486"><text:span text:style-name="T487">56.<text:s/></text:span><text:span text:style-name="T488">           <text:s/></text:span><text:span text:style-name="T489">if</text:span><text:span text:style-name="T490"><text:s/></text:span><text:span text:style-name="T491">(</text:span><text:span text:style-name="T492">selectedEdges<text:s/></text:span><text:span text:style-name="T493">==</text:span><text:span text:style-name="T494"><text:s/>totalNodes<text:s/></text:span><text:span text:style-name="T495">-</text:span><text:span text:style-name="T496"><text:s/></text:span><text:span text:style-name="T497">1</text:span><text:span text:style-name="T498">)</text:span><text:span text:style-name="T499"><text:s/></text:span><text:span text:style-name="T500">break</text:span><text:span text:style-name="T501">;</text:span></text:p>
      <text:p text:style-name="P502"><text:span text:style-name="T503">57.<text:s/></text:span><text:span text:style-name="T504">       <text:s/></text:span><text:span text:style-name="T505">}</text:span></text:p>
      <text:p text:style-name="P506"><text:span text:style-name="T507">58.<text:s/></text:span><text:span text:style-name="T508">   <text:s/></text:span><text:span text:style-name="T509">}</text:span></text:p>
      <text:p text:style-name="P510"><text:span text:style-name="T511">59.<text:s/></text:span><text:span text:style-name="T512">   <text:s/></text:span><text:span text:style-name="T513">return</text:span><text:span text:style-name="T514"><text:s/>totalWeight</text:span><text:span text:style-name="T515">;</text:span></text:p>
      <text:p text:style-name="P516"><text:span text:style-name="T517">60.<text:s/></text:span><text:span text:style-name="T518">}</text:span></text:p>
      <text:p text:style-name="P519"><text:span text:style-name="T520">61.<text:s/></text:span><text:span text:style-name="T521"> </text:span></text:p>
      <text:p text:style-name="P522"><text:span text:style-name="T523">62.<text:s/></text:span><text:span text:style-name="T524">int</text:span><text:span text:style-name="T525"><text:s/>main</text:span><text:span text:style-name="T526">()</text:span><text:span text:style-name="T527"><text:s/></text:span><text:span text:style-name="T528">{</text:span></text:p>
      <text:p text:style-name="P529"><text:span text:style-name="T530">63.<text:s/></text:span><text:span text:style-name="T531">   <text:s/></text:span><text:span text:style-name="T532">int</text:span><text:span text:style-name="T533"><text:s/>totalNodes<text:s/></text:span><text:span text:style-name="T534">=</text:span><text:span text:style-name="T535"><text:s/></text:span><text:span text:style-name="T536">4</text:span><text:span text:style-name="T537">;</text:span></text:p>
      <text:p text:style-name="P538"><text:span text:style-name="T539">64.<text:s/></text:span><text:span text:style-name="T540">    vector</text:span><text:span text:style-name="T541">&lt;</text:span><text:span text:style-name="T542">Edge</text:span><text:span text:style-name="T543">&gt;</text:span><text:span text:style-name="T544"><text:s/>edges<text:s/></text:span><text:span text:style-name="T545">=</text:span><text:span text:style-name="T546"><text:s/></text:span><text:span text:style-name="T547">{</text:span></text:p>
      <text:p text:style-name="P548"><text:span text:style-name="T549">65.<text:s/></text:span><text:span text:style-name="T550">       <text:s/></text:span><text:span text:style-name="T551">{</text:span><text:span text:style-name="T552">0</text:span><text:span text:style-name="T553">,</text:span><text:span text:style-name="T554"><text:s/></text:span><text:span text:style-name="T555">1</text:span><text:span text:style-name="T556">,</text:span><text:span text:style-name="T557"><text:s/></text:span><text:span text:style-name="T558">10</text:span><text:span text:style-name="T559">},</text:span><text:span text:style-name="T560"><text:s/></text:span><text:span text:style-name="T561">{</text:span><text:span text:style-name="T562">0</text:span><text:span text:style-name="T563">,</text:span><text:span text:style-name="T564"><text:s/></text:span><text:span text:style-name="T565">2</text:span><text:span text:style-name="T566">,</text:span><text:span text:style-name="T567"><text:s/></text:span><text:span text:style-name="T568">6</text:span><text:span text:style-name="T569">},</text:span><text:span text:style-name="T570"><text:s/></text:span><text:span text:style-name="T571">{</text:span><text:span text:style-name="T572">0</text:span><text:span text:style-name="T573">,</text:span><text:span text:style-name="T574"><text:s/></text:span><text:span text:style-name="T575">3</text:span><text:span text:style-name="T576">,</text:span><text:span text:style-name="T577"><text:s/></text:span><text:span text:style-name="T578">5</text:span><text:span text:style-name="T579">},</text:span><text:span text:style-name="T580"><text:s/></text:span><text:span text:style-name="T581">{</text:span><text:span text:style-name="T582">1</text:span><text:span text:style-name="T583">,</text:span><text:span text:style-name="T584"><text:s/></text:span><text:span text:style-name="T585">3</text:span><text:span text:style-name="T586">,</text:span><text:span text:style-name="T587"><text:s/></text:span><text:span text:style-name="T588">15</text:span><text:span text:style-name="T589">},</text:span><text:span text:style-name="T590"><text:s/></text:span><text:span text:style-name="T591">{</text:span><text:span text:style-name="T592">2</text:span><text:span text:style-name="T593">,</text:span><text:span text:style-name="T594"><text:s/></text:span><text:span text:style-name="T595">3</text:span><text:span text:style-name="T596">,</text:span><text:span text:style-name="T597"><text:s/></text:span><text:span text:style-name="T598">4</text:span><text:span text:style-name="T599">}</text:span></text:p>
      <text:p text:style-name="P600"><text:span text:style-name="T601">66.<text:s/></text:span><text:span text:style-name="T602">   <text:s/></text:span><text:span text:style-name="T603">};</text:span></text:p>
      <text:soft-page-break/>
      <text:p text:style-name="P604"><text:span text:style-name="T605">67.<text:s/></text:span><text:span text:style-name="T606"> </text:span></text:p>
      <text:p text:style-name="P607"><text:span text:style-name="T608">68.<text:s/></text:span><text:span text:style-name="T609">    cout<text:s/></text:span><text:span text:style-name="T610">&lt;&lt;</text:span><text:span text:style-name="T611"><text:s/></text:span><text:span text:style-name="T612">"Minimum Spanning Tree Cost: "</text:span><text:span text:style-name="T613"><text:s/></text:span><text:span text:style-name="T614">&lt;&lt;</text:span><text:span text:style-name="T615"><text:s/>kruskalAlgorithm</text:span><text:span text:style-name="T616">(</text:span><text:span text:style-name="T617">totalNodes</text:span><text:span text:style-name="T618">,</text:span><text:span text:style-name="T619"><text:s/>edges</text:span><text:span text:style-name="T620">)</text:span><text:span text:style-name="T621"><text:s/></text:span><text:span text:style-name="T622">&lt;&lt;</text:span><text:span text:style-name="T623"><text:s/>endl</text:span><text:span text:style-name="T624">;</text:span></text:p>
      <text:p text:style-name="P625"><text:span text:style-name="T626">69.<text:s/></text:span><text:span text:style-name="T627">   <text:s/></text:span><text:span text:style-name="T628">return</text:span><text:span text:style-name="T629"><text:s/></text:span><text:span text:style-name="T630">0</text:span><text:span text:style-name="T631">;</text:span></text:p>
      <text:p text:style-name="P632"/>
      <text:p text:style-name="P633"/>
      <text:p text:style-name="P634">Prim’s Algorithm:</text:p>
      <text:p text:style-name="Normal"><text:span text:style-name="T635">Prim’s algorithm starts from any node and<text:s/></text:span><text:span text:style-name="T636">grows the MST step by step</text:span><text:span text:style-name="T637"><text:s/>by adding the smallest available edge connecting a new vertex. It uses a<text:s/></text:span><text:span text:style-name="T638">priority queue (min-heap)</text:span><text:span text:style-name="T639"><text:s/>for efficient edge selection, making it preferable for<text:s/></text:span><text:span text:style-name="T640">dense graphs</text:span><text:span text:style-name="T641">.</text:span></text:p>
      <text:p text:style-name="P642"><text:span text:style-name="T643"><text:s/>1.<text:s/></text:span><text:span text:style-name="T644">#include</text:span><text:span text:style-name="T645"><text:s/></text:span><text:span text:style-name="T646">&lt;iostream&gt;</text:span></text:p>
      <text:p text:style-name="P647"><text:span text:style-name="T648"><text:s/>2.<text:s/></text:span><text:span text:style-name="T649">#include</text:span><text:span text:style-name="T650"><text:s/></text:span><text:span text:style-name="T651">&lt;vector&gt;</text:span></text:p>
      <text:p text:style-name="P652"><text:span text:style-name="T653"><text:s/>3.<text:s/></text:span><text:span text:style-name="T654"> </text:span></text:p>
      <text:p text:style-name="P655"><text:span text:style-name="T656"><text:s/>4.<text:s/></text:span><text:span text:style-name="T657">using</text:span><text:span text:style-name="T658"><text:s/></text:span><text:span text:style-name="T659">namespace</text:span><text:span text:style-name="T660"><text:s/>std</text:span><text:span text:style-name="T661">;</text:span></text:p>
      <text:p text:style-name="P662"><text:span text:style-name="T663"><text:s/>5.<text:s/></text:span><text:span text:style-name="T664"> </text:span></text:p>
      <text:p text:style-name="P665"><text:span text:style-name="T666"><text:s/>6.<text:s/></text:span><text:span text:style-name="T667">#define</text:span><text:span text:style-name="T668"><text:s/>V<text:s/></text:span><text:span text:style-name="T669">5</text:span></text:p>
      <text:p text:style-name="P670"><text:span text:style-name="T671"><text:s/>7.<text:s/></text:span><text:span text:style-name="T672">#define</text:span><text:span text:style-name="T673"><text:s/>INF<text:s/></text:span><text:span text:style-name="T674">99999</text:span></text:p>
      <text:p text:style-name="P675"><text:span text:style-name="T676"><text:s/>8.<text:s/></text:span><text:span text:style-name="T677"> </text:span></text:p>
      <text:p text:style-name="P678"><text:span text:style-name="T679"><text:s/>9.<text:s/></text:span><text:span text:style-name="T680">int</text:span><text:span text:style-name="T681"><text:s/>findMin</text:span><text:span text:style-name="T682">(</text:span><text:span text:style-name="T683">vector</text:span><text:span text:style-name="T684">&lt;int&gt;</text:span><text:span text:style-name="T685">&amp;</text:span><text:span text:style-name="T686"><text:s/>key</text:span><text:span text:style-name="T687">,</text:span><text:span text:style-name="T688"><text:s/>vector</text:span><text:span text:style-name="T689">&lt;bool&gt;</text:span><text:span text:style-name="T690">&amp;</text:span><text:span text:style-name="T691"><text:s/>visited</text:span><text:span text:style-name="T692">)</text:span><text:span text:style-name="T693"><text:s/></text:span><text:span text:style-name="T694">{</text:span></text:p>
      <text:p text:style-name="P695"><text:span text:style-name="T696">10.<text:s/></text:span><text:span text:style-name="T697">   <text:s/></text:span><text:span text:style-name="T698">int</text:span><text:span text:style-name="T699"><text:s/>min<text:s/></text:span><text:span text:style-name="T700">=</text:span><text:span text:style-name="T701"><text:s/>INF</text:span><text:span text:style-name="T702">,</text:span><text:span text:style-name="T703"><text:s/>index<text:s/></text:span><text:span text:style-name="T704">=</text:span><text:span text:style-name="T705"><text:s/></text:span><text:span text:style-name="T706">-</text:span><text:span text:style-name="T707">1</text:span><text:span text:style-name="T708">;</text:span></text:p>
      <text:p text:style-name="P709"><text:span text:style-name="T710">11.<text:s/></text:span><text:span text:style-name="T711">   <text:s/></text:span><text:span text:style-name="T712">for</text:span><text:span text:style-name="T713"><text:s/></text:span><text:span text:style-name="T714">(</text:span><text:span text:style-name="T715">int</text:span><text:span text:style-name="T716"><text:s/>i<text:s/></text:span><text:span text:style-name="T717">=</text:span><text:span text:style-name="T718"><text:s/></text:span><text:span text:style-name="T719">0</text:span><text:span text:style-name="T720">;</text:span><text:span text:style-name="T721"><text:s/>i<text:s/></text:span><text:span text:style-name="T722">&lt;</text:span><text:span text:style-name="T723"><text:s/>V</text:span><text:span text:style-name="T724">;</text:span><text:span text:style-name="T725"><text:s/>i</text:span><text:span text:style-name="T726">++)</text:span><text:span text:style-name="T727"><text:s/></text:span><text:span text:style-name="T728">{</text:span></text:p>
      <text:p text:style-name="P729"><text:span text:style-name="T730">12.<text:s/></text:span><text:span text:style-name="T731">       <text:s/></text:span><text:span text:style-name="T732">if</text:span><text:span text:style-name="T733"><text:s/></text:span><text:span text:style-name="T734">(!</text:span><text:span text:style-name="T735">visited</text:span><text:span text:style-name="T736">[</text:span><text:span text:style-name="T737">i</text:span><text:span text:style-name="T738">]</text:span><text:span text:style-name="T739"><text:s/></text:span><text:span text:style-name="T740">&amp;&amp;</text:span><text:span text:style-name="T741"><text:s/>key</text:span><text:span text:style-name="T742">[</text:span><text:span text:style-name="T743">i</text:span><text:span text:style-name="T744">]</text:span><text:span text:style-name="T745"><text:s/></text:span><text:span text:style-name="T746">&lt;</text:span><text:span text:style-name="T747"><text:s/>min</text:span><text:span text:style-name="T748">)</text:span><text:span text:style-name="T749"><text:s/></text:span><text:span text:style-name="T750">{</text:span></text:p>
      <text:p text:style-name="P751"><text:span text:style-name="T752">13.<text:s/></text:span><text:span text:style-name="T753">            min<text:s/></text:span><text:span text:style-name="T754">=</text:span><text:span text:style-name="T755"><text:s/>key</text:span><text:span text:style-name="T756">[</text:span><text:span text:style-name="T757">i</text:span><text:span text:style-name="T758">];</text:span></text:p>
      <text:p text:style-name="P759"><text:span text:style-name="T760">14.<text:s/></text:span><text:span text:style-name="T761">            index<text:s/></text:span><text:span text:style-name="T762">=</text:span><text:span text:style-name="T763"><text:s/>i</text:span><text:span text:style-name="T764">;</text:span></text:p>
      <text:p text:style-name="P765"><text:span text:style-name="T766">15.<text:s/></text:span><text:span text:style-name="T767">       <text:s/></text:span><text:span text:style-name="T768">}</text:span></text:p>
      <text:p text:style-name="P769"><text:span text:style-name="T770">16.<text:s/></text:span><text:span text:style-name="T771">   <text:s/></text:span><text:span text:style-name="T772">}</text:span></text:p>
      <text:p text:style-name="P773"><text:span text:style-name="T774">17.<text:s/></text:span><text:span text:style-name="T775">   <text:s/></text:span><text:span text:style-name="T776">return</text:span><text:span text:style-name="T777"><text:s/>index</text:span><text:span text:style-name="T778">;</text:span></text:p>
      <text:p text:style-name="P779"><text:span text:style-name="T780">18.<text:s/></text:span><text:span text:style-name="T781">}</text:span></text:p>
      <text:p text:style-name="P782"><text:span text:style-name="T783">19.<text:s/></text:span><text:span text:style-name="T784"> </text:span></text:p>
      <text:p text:style-name="P785"><text:span text:style-name="T786">20.<text:s/></text:span><text:span text:style-name="T787">void</text:span><text:span text:style-name="T788"><text:s/>primMST</text:span><text:span text:style-name="T789">(</text:span><text:span text:style-name="T790">vector</text:span><text:span text:style-name="T791">&lt;</text:span><text:span text:style-name="T792">vector</text:span><text:span text:style-name="T793">&lt;int&gt;</text:span><text:span text:style-name="T794">&gt;&amp;</text:span><text:span text:style-name="T795"><text:s/>graph</text:span><text:span text:style-name="T796">)</text:span><text:span text:style-name="T797"><text:s/></text:span><text:span text:style-name="T798">{</text:span></text:p>
      <text:p text:style-name="P799"><text:span text:style-name="T800">21.<text:s/></text:span><text:span text:style-name="T801">    vector</text:span><text:span text:style-name="T802">&lt;int&gt;</text:span><text:span text:style-name="T803"><text:s/>parent</text:span><text:span text:style-name="T804">(</text:span><text:span text:style-name="T805">V</text:span><text:span text:style-name="T806">,</text:span><text:span text:style-name="T807"><text:s/></text:span><text:span text:style-name="T808">-</text:span><text:span text:style-name="T809">1</text:span><text:span text:style-name="T810">);</text:span></text:p>
      <text:p text:style-name="P811"><text:span text:style-name="T812">22.<text:s/></text:span><text:span text:style-name="T813">    vector</text:span><text:span text:style-name="T814">&lt;int&gt;</text:span><text:span text:style-name="T815"><text:s/>key</text:span><text:span text:style-name="T816">(</text:span><text:span text:style-name="T817">V</text:span><text:span text:style-name="T818">,</text:span><text:span text:style-name="T819"><text:s/>INF</text:span><text:span text:style-name="T820">);</text:span></text:p>
      <text:p text:style-name="P821"><text:span text:style-name="T822">23.<text:s/></text:span><text:span text:style-name="T823">    vector</text:span><text:span text:style-name="T824">&lt;bool&gt;</text:span><text:span text:style-name="T825"><text:s/>visited</text:span><text:span text:style-name="T826">(</text:span><text:span text:style-name="T827">V</text:span><text:span text:style-name="T828">,</text:span><text:span text:style-name="T829"><text:s/></text:span><text:span text:style-name="T830">false</text:span><text:span text:style-name="T831">);</text:span></text:p>
      <text:p text:style-name="P832"><text:span text:style-name="T833">24.<text:s/></text:span><text:span text:style-name="T834"> </text:span></text:p>
      <text:p text:style-name="P835"><text:span text:style-name="T836">25.<text:s/></text:span><text:span text:style-name="T837">    key</text:span><text:span text:style-name="T838">[</text:span><text:span text:style-name="T839">0</text:span><text:span text:style-name="T840">]</text:span><text:span text:style-name="T841"><text:s/></text:span><text:span text:style-name="T842">=</text:span><text:span text:style-name="T843"><text:s/></text:span><text:span text:style-name="T844">0</text:span><text:span text:style-name="T845">;</text:span><text:span text:style-name="T846"><text:s/></text:span></text:p>
      <text:p text:style-name="P847"><text:span text:style-name="T848">26.<text:s/></text:span><text:span text:style-name="T849"> </text:span></text:p>
      <text:p text:style-name="P850"><text:span text:style-name="T851">27.<text:s/></text:span><text:span text:style-name="T852">   <text:s/></text:span><text:span text:style-name="T853">for</text:span><text:span text:style-name="T854"><text:s/></text:span><text:span text:style-name="T855">(</text:span><text:span text:style-name="T856">int</text:span><text:span text:style-name="T857"><text:s/>count<text:s/></text:span><text:span text:style-name="T858">=</text:span><text:span text:style-name="T859"><text:s/></text:span><text:span text:style-name="T860">0</text:span><text:span text:style-name="T861">;</text:span><text:span text:style-name="T862"><text:s/>count<text:s/></text:span><text:span text:style-name="T863">&lt;</text:span><text:span text:style-name="T864"><text:s/>V<text:s/></text:span><text:span text:style-name="T865">-</text:span><text:span text:style-name="T866"><text:s/></text:span><text:span text:style-name="T867">1</text:span><text:span text:style-name="T868">;</text:span><text:span text:style-name="T869"><text:s/>count</text:span><text:span text:style-name="T870">++)</text:span><text:span text:style-name="T871"><text:s/></text:span><text:span text:style-name="T872">{</text:span></text:p>
      <text:p text:style-name="P873"><text:span text:style-name="T874">28.<text:s/></text:span><text:span text:style-name="T875">       <text:s/></text:span><text:span text:style-name="T876">int</text:span><text:span text:style-name="T877"><text:s/>u<text:s/></text:span><text:span text:style-name="T878">=</text:span><text:span text:style-name="T879"><text:s/>findMin</text:span><text:span text:style-name="T880">(</text:span><text:span text:style-name="T881">key</text:span><text:span text:style-name="T882">,</text:span><text:span text:style-name="T883"><text:s/>visited</text:span><text:span text:style-name="T884">);</text:span></text:p>
      <text:p text:style-name="P885"><text:span text:style-name="T886">29.<text:s/></text:span><text:span text:style-name="T887">        visited</text:span><text:span text:style-name="T888">[</text:span><text:span text:style-name="T889">u</text:span><text:span text:style-name="T890">]</text:span><text:span text:style-name="T891"><text:s/></text:span><text:span text:style-name="T892">=</text:span><text:span text:style-name="T893"><text:s/></text:span><text:span text:style-name="T894">true</text:span><text:span text:style-name="T895">;</text:span></text:p>
      <text:p text:style-name="P896"><text:span text:style-name="T897">30.<text:s/></text:span><text:span text:style-name="T898"> </text:span></text:p>
      <text:p text:style-name="P899"><text:span text:style-name="T900">31.<text:s/></text:span><text:span text:style-name="T901">       <text:s/></text:span><text:span text:style-name="T902">for</text:span><text:span text:style-name="T903"><text:s/></text:span><text:span text:style-name="T904">(</text:span><text:span text:style-name="T905">int</text:span><text:span text:style-name="T906"><text:s/>v<text:s/></text:span><text:span text:style-name="T907">=</text:span><text:span text:style-name="T908"><text:s/></text:span><text:span text:style-name="T909">0</text:span><text:span text:style-name="T910">;</text:span><text:span text:style-name="T911"><text:s/>v<text:s/></text:span><text:span text:style-name="T912">&lt;</text:span><text:span text:style-name="T913"><text:s/>V</text:span><text:span text:style-name="T914">;</text:span><text:span text:style-name="T915"><text:s/>v</text:span><text:span text:style-name="T916">++)</text:span><text:span text:style-name="T917"><text:s/></text:span><text:span text:style-name="T918">{</text:span></text:p>
      <text:p text:style-name="P919"><text:span text:style-name="T920">32.<text:s/></text:span><text:span text:style-name="T921">           <text:s/></text:span><text:span text:style-name="T922">if</text:span><text:span text:style-name="T923"><text:s/></text:span><text:span text:style-name="T924">(</text:span><text:span text:style-name="T925">graph</text:span><text:span text:style-name="T926">[</text:span><text:span text:style-name="T927">u</text:span><text:span text:style-name="T928">][</text:span><text:span text:style-name="T929">v</text:span><text:span text:style-name="T930">]</text:span><text:span text:style-name="T931"><text:s/></text:span><text:span text:style-name="T932">&amp;&amp;</text:span><text:span text:style-name="T933"><text:s/></text:span><text:span text:style-name="T934">!</text:span><text:span text:style-name="T935">visited</text:span><text:span text:style-name="T936">[</text:span><text:span text:style-name="T937">v</text:span><text:span text:style-name="T938">]</text:span><text:span text:style-name="T939"><text:s/></text:span><text:span text:style-name="T940">&amp;&amp;</text:span><text:span text:style-name="T941"><text:s/>graph</text:span><text:span text:style-name="T942">[</text:span><text:span text:style-name="T943">u</text:span><text:span text:style-name="T944">][</text:span><text:span text:style-name="T945">v</text:span><text:span text:style-name="T946">]</text:span><text:span text:style-name="T947"><text:s/></text:span><text:span text:style-name="T948">&lt;</text:span><text:span text:style-name="T949"><text:s/>key</text:span><text:span text:style-name="T950">[</text:span><text:span text:style-name="T951">v</text:span><text:span text:style-name="T952">])</text:span><text:span text:style-name="T953"><text:s/></text:span><text:span text:style-name="T954">{</text:span></text:p>
      <text:p text:style-name="P955"><text:span text:style-name="T956">33.<text:s/></text:span><text:span text:style-name="T957">                parent</text:span><text:span text:style-name="T958">[</text:span><text:span text:style-name="T959">v</text:span><text:span text:style-name="T960">]</text:span><text:span text:style-name="T961"><text:s/></text:span><text:span text:style-name="T962">=</text:span><text:span text:style-name="T963"><text:s/>u</text:span><text:span text:style-name="T964">;</text:span></text:p>
      <text:p text:style-name="P965"><text:span text:style-name="T966">34.<text:s/></text:span><text:span text:style-name="T967">                key</text:span><text:span text:style-name="T968">[</text:span><text:span text:style-name="T969">v</text:span><text:span text:style-name="T970">]</text:span><text:span text:style-name="T971"><text:s/></text:span><text:span text:style-name="T972">=</text:span><text:span text:style-name="T973"><text:s/>graph</text:span><text:span text:style-name="T974">[</text:span><text:span text:style-name="T975">u</text:span><text:span text:style-name="T976">][</text:span><text:span text:style-name="T977">v</text:span><text:span text:style-name="T978">];</text:span></text:p>
      <text:p text:style-name="P979"><text:span text:style-name="T980">35.<text:s/></text:span><text:span text:style-name="T981">           <text:s/></text:span><text:span text:style-name="T982">}</text:span></text:p>
      <text:p text:style-name="P983"><text:span text:style-name="T984">36.<text:s/></text:span><text:span text:style-name="T985">       <text:s/></text:span><text:span text:style-name="T986">}</text:span></text:p>
      <text:p text:style-name="P987"><text:span text:style-name="T988">37.<text:s/></text:span><text:span text:style-name="T989">   <text:s/></text:span><text:span text:style-name="T990">}</text:span></text:p>
      <text:p text:style-name="P991"><text:span text:style-name="T992">38.<text:s/></text:span><text:span text:style-name="T993"> </text:span></text:p>
      <text:p text:style-name="P994"><text:span text:style-name="T995">39.<text:s/></text:span><text:span text:style-name="T996">   <text:s/></text:span><text:span text:style-name="T997">for</text:span><text:span text:style-name="T998"><text:s/></text:span><text:span text:style-name="T999">(</text:span><text:span text:style-name="T1000">int</text:span><text:span text:style-name="T1001"><text:s/>i<text:s/></text:span><text:span text:style-name="T1002">=</text:span><text:span text:style-name="T1003"><text:s/></text:span><text:span text:style-name="T1004">1</text:span><text:span text:style-name="T1005">;</text:span><text:span text:style-name="T1006"><text:s/>i<text:s/></text:span><text:span text:style-name="T1007">&lt;</text:span><text:span text:style-name="T1008"><text:s/>V</text:span><text:span text:style-name="T1009">;</text:span><text:span text:style-name="T1010"><text:s/>i</text:span><text:span text:style-name="T1011">++)</text:span></text:p>
      <text:p text:style-name="P1012"><text:span text:style-name="T1013">40.<text:s/></text:span><text:span text:style-name="T1014">        cout<text:s/></text:span><text:span text:style-name="T1015">&lt;&lt;</text:span><text:span text:style-name="T1016"><text:s/>parent</text:span><text:span text:style-name="T1017">[</text:span><text:span text:style-name="T1018">i</text:span><text:span text:style-name="T1019">]</text:span><text:span text:style-name="T1020"><text:s/></text:span><text:span text:style-name="T1021">&lt;&lt;</text:span><text:span text:style-name="T1022"><text:s/></text:span><text:span text:style-name="T1023">" - "</text:span><text:span text:style-name="T1024"><text:s/></text:span><text:span text:style-name="T1025">&lt;&lt;</text:span><text:span text:style-name="T1026"><text:s/>i<text:s/></text:span><text:span text:style-name="T1027">&lt;&lt;</text:span><text:span text:style-name="T1028"><text:s/></text:span><text:span text:style-name="T1029">" : "</text:span><text:span text:style-name="T1030"><text:s/></text:span><text:span text:style-name="T1031">&lt;&lt;</text:span><text:span text:style-name="T1032"><text:s/>graph</text:span><text:span text:style-name="T1033">[</text:span><text:span text:style-name="T1034">i</text:span><text:span text:style-name="T1035">][</text:span><text:span text:style-name="T1036">parent</text:span><text:span text:style-name="T1037">[</text:span><text:span text:style-name="T1038">i</text:span><text:span text:style-name="T1039">]]</text:span><text:span text:style-name="T1040"><text:s/></text:span><text:span text:style-name="T1041">&lt;&lt;</text:span><text:span text:style-name="T1042"><text:s/></text:span><text:span text:style-name="T1043">"\n"</text:span><text:span text:style-name="T1044">;</text:span></text:p>
      <text:p text:style-name="P1045"><text:span text:style-name="T1046">41.<text:s/></text:span><text:span text:style-name="T1047">}</text:span></text:p>
      <text:p text:style-name="P1048"><text:span text:style-name="T1049">42.<text:s/></text:span><text:span text:style-name="T1050"> </text:span></text:p>
      <text:p text:style-name="P1051"><text:span text:style-name="T1052">43.<text:s/></text:span><text:span text:style-name="T1053">int</text:span><text:span text:style-name="T1054"><text:s/>main</text:span><text:span text:style-name="T1055">()</text:span><text:span text:style-name="T1056"><text:s/></text:span><text:span text:style-name="T1057">{</text:span></text:p>
      <text:p text:style-name="P1058"><text:span text:style-name="T1059">44.<text:s/></text:span><text:span text:style-name="T1060">    vector</text:span><text:span text:style-name="T1061">&lt;</text:span><text:span text:style-name="T1062">vector</text:span><text:span text:style-name="T1063">&lt;int&gt;</text:span><text:span text:style-name="T1064">&gt;</text:span><text:span text:style-name="T1065"><text:s/>graph<text:s/></text:span><text:span text:style-name="T1066">=</text:span><text:span text:style-name="T1067"><text:s/></text:span><text:span text:style-name="T1068">{</text:span></text:p>
      <text:p text:style-name="P1069"><text:span text:style-name="T1070">45.<text:s/></text:span><text:span text:style-name="T1071">       <text:s/></text:span><text:span text:style-name="T1072">{</text:span><text:span text:style-name="T1073">2</text:span><text:span text:style-name="T1074">,</text:span><text:span text:style-name="T1075"><text:s/></text:span><text:span text:style-name="T1076">2</text:span><text:span text:style-name="T1077">,</text:span><text:span text:style-name="T1078"><text:s/></text:span><text:span text:style-name="T1079">0</text:span><text:span text:style-name="T1080">,</text:span><text:span text:style-name="T1081"><text:s/></text:span><text:span text:style-name="T1082">6</text:span><text:span text:style-name="T1083">,</text:span><text:span text:style-name="T1084"><text:s/></text:span><text:span text:style-name="T1085">8</text:span><text:span text:style-name="T1086">},</text:span></text:p>
      <text:p text:style-name="P1087"><text:span text:style-name="T1088">46.<text:s/></text:span><text:span text:style-name="T1089">       <text:s/></text:span><text:span text:style-name="T1090">{</text:span><text:span text:style-name="T1091">2</text:span><text:span text:style-name="T1092">,</text:span><text:span text:style-name="T1093"><text:s/></text:span><text:span text:style-name="T1094">5</text:span><text:span text:style-name="T1095">,</text:span><text:span text:style-name="T1096"><text:s/></text:span><text:span text:style-name="T1097">3</text:span><text:span text:style-name="T1098">,</text:span><text:span text:style-name="T1099"><text:s/></text:span><text:span text:style-name="T1100">8</text:span><text:span text:style-name="T1101">,</text:span><text:span text:style-name="T1102"><text:s/></text:span><text:span text:style-name="T1103">5</text:span><text:span text:style-name="T1104">},</text:span></text:p>
      <text:p text:style-name="P1105"><text:span text:style-name="T1106">47.<text:s/></text:span><text:span text:style-name="T1107">       <text:s/></text:span><text:span text:style-name="T1108">{</text:span><text:span text:style-name="T1109">0</text:span><text:span text:style-name="T1110">,</text:span><text:span text:style-name="T1111"><text:s/></text:span><text:span text:style-name="T1112">3</text:span><text:span text:style-name="T1113">,</text:span><text:span text:style-name="T1114"><text:s/></text:span><text:span text:style-name="T1115">8</text:span><text:span text:style-name="T1116">,</text:span><text:span text:style-name="T1117"><text:s/></text:span><text:span text:style-name="T1118">0</text:span><text:span text:style-name="T1119">,</text:span><text:span text:style-name="T1120"><text:s/></text:span><text:span text:style-name="T1121">7</text:span><text:span text:style-name="T1122">},</text:span></text:p>
      <text:p text:style-name="P1123"><text:span text:style-name="T1124">48.<text:s/></text:span><text:span text:style-name="T1125">       <text:s/></text:span><text:span text:style-name="T1126">{</text:span><text:span text:style-name="T1127">6</text:span><text:span text:style-name="T1128">,</text:span><text:span text:style-name="T1129"><text:s/></text:span><text:span text:style-name="T1130">8</text:span><text:span text:style-name="T1131">,</text:span><text:span text:style-name="T1132"><text:s/></text:span><text:span text:style-name="T1133">9</text:span><text:span text:style-name="T1134">,</text:span><text:span text:style-name="T1135"><text:s/></text:span><text:span text:style-name="T1136">9</text:span><text:span text:style-name="T1137">,</text:span><text:span text:style-name="T1138"><text:s/></text:span><text:span text:style-name="T1139">9</text:span><text:span text:style-name="T1140">},</text:span></text:p>
      <text:p text:style-name="P1141"><text:span text:style-name="T1142">49.<text:s/></text:span><text:span text:style-name="T1143">       <text:s/></text:span><text:span text:style-name="T1144">{</text:span><text:span text:style-name="T1145">0</text:span><text:span text:style-name="T1146">,</text:span><text:span text:style-name="T1147"><text:s/></text:span><text:span text:style-name="T1148">5</text:span><text:span text:style-name="T1149">,</text:span><text:span text:style-name="T1150"><text:s/></text:span><text:span text:style-name="T1151">7</text:span><text:span text:style-name="T1152">,</text:span><text:span text:style-name="T1153"><text:s/></text:span><text:span text:style-name="T1154">9</text:span><text:span text:style-name="T1155">,</text:span><text:span text:style-name="T1156"><text:s/></text:span><text:span text:style-name="T1157">0</text:span><text:span text:style-name="T1158">}</text:span></text:p>
      <text:p text:style-name="P1159"><text:span text:style-name="T1160">50.<text:s/></text:span><text:span text:style-name="T1161">   <text:s/></text:span><text:span text:style-name="T1162">};</text:span></text:p>
      <text:p text:style-name="P1163"><text:span text:style-name="T1164">51.<text:s/></text:span><text:span text:style-name="T1165"> </text:span></text:p>
      <text:p text:style-name="P1166"><text:span text:style-name="T1167">52.<text:s/></text:span><text:span text:style-name="T1168">    primMST</text:span><text:span text:style-name="T1169">(</text:span><text:span text:style-name="T1170">graph</text:span><text:span text:style-name="T1171">);</text:span></text:p>
      <text:p text:style-name="P1172"><text:span text:style-name="T1173">53.<text:s/></text:span><text:span text:style-name="T1174"> </text:span></text:p>
      <text:p text:style-name="P1175"><text:span text:style-name="T1176">54.<text:s/></text:span><text:span text:style-name="T1177">   <text:s/></text:span><text:span text:style-name="T1178">return</text:span><text:span text:style-name="T1179"><text:s/></text:span><text:span text:style-name="T1180">0</text:span><text:span text:style-name="T1181">;</text:span></text:p>
      <text:p text:style-name="P1182"><text:span text:style-name="T1183">55.<text:s/></text:span><text:span text:style-name="T1184">}</text:span></text:p>
      <text:p text:style-name="P1185"><text:span text:style-name="T1186">56.<text:s/></text:span><text:span text:style-name="T1187"> </text:span></text:p>
      <text:p text:style-name="P1188"><text:span text:style-name="T1189">57.<text:s/></text:span><text:span text:style-name="T1190"> </text:span></text:p>
      <text:p text:style-name="P1191"><text:span text:style-name="T1192">58.<text:s/></text:span><text:span text:style-name="T1193"> </text:span></text:p>
      <text:p text:style-name="P1194"/>
      <text:p text:style-name="P1195"/>
      <text:soft-page-break/>
      <text:p text:style-name="P1196">LEETCODE<text:s/>1</text:p>
      <text:p text:style-name="P1197"><text:span text:style-name="T1198">The problem<text:s/></text:span><text:span text:style-name="T1199">"Longest Substring Without Repeating Characters"</text:span><text:span text:style-name="T1200"><text:s/>requires finding the longest contiguous substring in a given string s where no character appears more than once.</text:span></text:p>
      <text:p text:style-name="P1201">For example:</text:p>
      <text:list text:style-name="LFO1" text:continue-numbering="true">
        <text:list-item>
          <text:p text:style-name="P1202"><text:span text:style-name="T1203">Input:</text:span><text:span text:style-name="T1204"><text:s/>"abcabcbb"</text:span></text:p>
        </text:list-item>
        <text:list-item>
          <text:p text:style-name="P1205"><text:span text:style-name="T1206">Output:</text:span><text:span text:style-name="T1207"><text:s/>3 (Longest substring: "abc")</text:span></text:p>
        </text:list-item>
      </text:list>
      <text:p text:style-name="P1208"><text:span text:style-name="T1209">A common approach to solve this is using the<text:s/></text:span><text:span text:style-name="T1210">Sliding Window</text:span><text:span text:style-name="T1211"><text:s/>technique with a<text:s/></text:span><text:span text:style-name="T1212">HashSet or HashMap</text:span><text:span text:style-name="T1213"><text:s/>to track seen characters efficiently. The optimal solution runs in<text:s/></text:span><text:span text:style-name="T1214">O(n) time complexity</text:span><text:span text:style-name="T1215">.</text:span></text:p>
      <text:p text:style-name="P1216"/>
      <text:p text:style-name="P1217"><text:span text:style-name="T1218"><text:s/>1.<text:s/></text:span><text:span text:style-name="T1219">class</text:span><text:span text:style-name="T1220"><text:s/></text:span><text:span text:style-name="T1221">Solution</text:span><text:span text:style-name="T1222"><text:s/></text:span><text:span text:style-name="T1223">{</text:span></text:p>
      <text:p text:style-name="P1224"><text:span text:style-name="T1225"><text:s/>2.<text:s/></text:span><text:span text:style-name="T1226">public</text:span><text:span text:style-name="T1227">:</text:span></text:p>
      <text:p text:style-name="P1228"><text:span text:style-name="T1229"><text:s/>3.<text:s/></text:span><text:span text:style-name="T1230">   <text:s/></text:span><text:span text:style-name="T1231">int</text:span><text:span text:style-name="T1232"><text:s/>lengthOfLongestSubstring</text:span><text:span text:style-name="T1233">(</text:span><text:span text:style-name="T1234">string</text:span><text:span text:style-name="T1235"><text:s/>s</text:span><text:span text:style-name="T1236">)</text:span><text:span text:style-name="T1237"><text:s/></text:span><text:span text:style-name="T1238">{</text:span></text:p>
      <text:p text:style-name="P1239"><text:span text:style-name="T1240"><text:s/>4.<text:s/></text:span><text:span text:style-name="T1241">       </text:span><text:span text:style-name="T1242">int</text:span><text:span text:style-name="T1243"><text:s/>maxLength<text:s/></text:span><text:span text:style-name="T1244">=</text:span><text:span text:style-name="T1245"><text:s/></text:span><text:span text:style-name="T1246">0</text:span><text:span text:style-name="T1247">;</text:span></text:p>
      <text:p text:style-name="P1248"><text:span text:style-name="T1249"><text:s/>5.<text:s/></text:span><text:span text:style-name="T1250">       <text:s/></text:span><text:span text:style-name="T1251">int</text:span><text:span text:style-name="T1252"><text:s/>n<text:s/></text:span><text:span text:style-name="T1253">=</text:span><text:span text:style-name="T1254"><text:s/>s</text:span><text:span text:style-name="T1255">.</text:span><text:span text:style-name="T1256">length</text:span><text:span text:style-name="T1257">();</text:span></text:p>
      <text:p text:style-name="P1258"><text:span text:style-name="T1259"><text:s/>6.<text:s/></text:span><text:span text:style-name="T1260"> </text:span></text:p>
      <text:p text:style-name="P1261"><text:span text:style-name="T1262"><text:s/>7.<text:s/></text:span><text:span text:style-name="T1263">       <text:s/></text:span><text:span text:style-name="T1264">for</text:span><text:span text:style-name="T1265"><text:s/></text:span><text:span text:style-name="T1266">(</text:span><text:span text:style-name="T1267">int</text:span><text:span text:style-name="T1268"><text:s/>i<text:s/></text:span><text:span text:style-name="T1269">=</text:span><text:span text:style-name="T1270"><text:s/></text:span><text:span text:style-name="T1271">0</text:span><text:span text:style-name="T1272">;</text:span><text:span text:style-name="T1273"><text:s/>i<text:s/></text:span><text:span text:style-name="T1274">&lt;</text:span><text:span text:style-name="T1275"><text:s/>n</text:span><text:span text:style-name="T1276">;</text:span><text:span text:style-name="T1277"><text:s/>i</text:span><text:span text:style-name="T1278">++)</text:span><text:span text:style-name="T1279"><text:s/></text:span><text:span text:style-name="T1280">{</text:span></text:p>
      <text:p text:style-name="P1281"><text:span text:style-name="T1282"><text:s/>8.<text:s/></text:span><text:span text:style-name="T1283">           <text:s/></text:span><text:span text:style-name="T1284">string</text:span><text:span text:style-name="T1285"><text:s/>str<text:s/></text:span><text:span text:style-name="T1286">=</text:span><text:span text:style-name="T1287"><text:s/></text:span><text:span text:style-name="T1288">""</text:span><text:span text:style-name="T1289">;</text:span></text:p>
      <text:p text:style-name="P1290"><text:span text:style-name="T1291"><text:s/>9.<text:s/></text:span><text:span text:style-name="T1292">           <text:s/></text:span><text:span text:style-name="T1293">for</text:span><text:span text:style-name="T1294"><text:s/></text:span><text:span text:style-name="T1295">(</text:span><text:span text:style-name="T1296">int</text:span><text:span text:style-name="T1297"><text:s/>j<text:s/></text:span><text:span text:style-name="T1298">=</text:span><text:span text:style-name="T1299"><text:s/>i</text:span><text:span text:style-name="T1300">;</text:span><text:span text:style-name="T1301"><text:s/>j<text:s/></text:span><text:span text:style-name="T1302">&lt;</text:span><text:span text:style-name="T1303"><text:s/>n</text:span><text:span text:style-name="T1304">;</text:span><text:span text:style-name="T1305"><text:s/>j</text:span><text:span text:style-name="T1306">++)</text:span><text:span text:style-name="T1307"><text:s/></text:span><text:span text:style-name="T1308">{</text:span></text:p>
      <text:p text:style-name="P1309"><text:span text:style-name="T1310">10.<text:s/></text:span><text:span text:style-name="T1311">               <text:s/></text:span><text:span text:style-name="T1312">if</text:span><text:span text:style-name="T1313"><text:s/></text:span><text:span text:style-name="T1314">(</text:span><text:span text:style-name="T1315">str</text:span><text:span text:style-name="T1316">.</text:span><text:span text:style-name="T1317">find</text:span><text:span text:style-name="T1318">(</text:span><text:span text:style-name="T1319">s</text:span><text:span text:style-name="T1320">[</text:span><text:span text:style-name="T1321">j</text:span><text:span text:style-name="T1322">])</text:span><text:span text:style-name="T1323"><text:s/></text:span><text:span text:style-name="T1324">!=</text:span><text:span text:style-name="T1325"><text:s/></text:span><text:span text:style-name="T1326">string</text:span><text:span text:style-name="T1327">::</text:span><text:span text:style-name="T1328">npos</text:span><text:span text:style-name="T1329">)</text:span><text:span text:style-name="T1330"><text:s/></text:span><text:span text:style-name="T1331">{</text:span></text:p>
      <text:p text:style-name="P1332"><text:span text:style-name="T1333">11.<text:s/></text:span><text:span text:style-name="T1334">                   <text:s/></text:span><text:span text:style-name="T1335">break</text:span><text:span text:style-name="T1336">;</text:span></text:p>
      <text:p text:style-name="P1337"><text:span text:style-name="T1338">12.<text:s/></text:span><text:span text:style-name="T1339">               <text:s/></text:span><text:span text:style-name="T1340">}</text:span></text:p>
      <text:p text:style-name="P1341"><text:span text:style-name="T1342">13.<text:s/></text:span><text:span text:style-name="T1343">                str<text:s/></text:span><text:span text:style-name="T1344">+=</text:span><text:span text:style-name="T1345"><text:s/>s</text:span><text:span text:style-name="T1346">[</text:span><text:span text:style-name="T1347">j</text:span><text:span text:style-name="T1348">];</text:span><text:span text:style-name="T1349"><text:s/> </text:span></text:p>
      <text:p text:style-name="P1350"><text:span text:style-name="T1351">14.<text:s/></text:span><text:span text:style-name="T1352">                maxLength<text:s/></text:span><text:span text:style-name="T1353">=</text:span><text:span text:style-name="T1354"><text:s/>max</text:span><text:span text:style-name="T1355">(</text:span><text:span text:style-name="T1356">maxLength</text:span><text:span text:style-name="T1357">,</text:span><text:span text:style-name="T1358"><text:s/></text:span><text:span text:style-name="T1359">(</text:span><text:span text:style-name="T1360">int</text:span><text:span text:style-name="T1361">)</text:span><text:span text:style-name="T1362">str</text:span><text:span text:style-name="T1363">.</text:span><text:span text:style-name="T1364">length</text:span><text:span text:style-name="T1365">());</text:span></text:p>
      <text:p text:style-name="P1366"><text:span text:style-name="T1367">15.<text:s/></text:span><text:span text:style-name="T1368">           <text:s/></text:span><text:span text:style-name="T1369">}</text:span></text:p>
      <text:p text:style-name="P1370"><text:span text:style-name="T1371">16.<text:s/></text:span><text:span text:style-name="T1372">       <text:s/></text:span><text:span text:style-name="T1373">}</text:span></text:p>
      <text:p text:style-name="P1374"><text:span text:style-name="T1375">17.<text:s/></text:span><text:span text:style-name="T1376">       <text:s/></text:span><text:span text:style-name="T1377">return</text:span><text:span text:style-name="T1378"><text:s/>maxLength</text:span><text:span text:style-name="T1379">;</text:span></text:p>
      <text:p text:style-name="P1380"><text:span text:style-name="T1381">18.<text:s/></text:span><text:span text:style-name="T1382">           <text:s/></text:span></text:p>
      <text:p text:style-name="P1383"><text:span text:style-name="T1384">19.<text:s/></text:span><text:span text:style-name="T1385">       <text:s/></text:span></text:p>
      <text:p text:style-name="P1386"><text:span text:style-name="T1387">20.<text:s/></text:span><text:span text:style-name="T1388">           </text:span></text:p>
      <text:p text:style-name="P1389"/>
      <text:p text:style-name="P1390"><text:span text:style-name="T1391">21.<text:s/></text:span><text:span text:style-name="T1392"> </text:span></text:p>
      <text:p text:style-name="P1393">    }</text:p>
      <text:p text:style-name="P1394">LEETCODE 2</text:p>
      <text:p text:style-name="P1395">The problem "Same Tree" requires checking whether two binary trees p and q are identical.</text:p>
      <text:p text:style-name="P1396">Conditions for Two Trees to be the Same:</text:p>
      <text:list text:style-name="LFO2" text:continue-numbering="true">
        <text:list-item>
          <text:p text:style-name="P1397">Both trees must have the same structure.</text:p>
        </text:list-item>
        <text:list-item>
          <text:p text:style-name="P1398">Corresponding nodes must have the same values.</text:p>
        </text:list-item>
      </text:list>
      <text:p text:style-name="P1399"><text:span text:style-name="T1400">1.<text:s/></text:span><text:span text:style-name="T1401">class</text:span><text:span text:style-name="T1402"><text:s/></text:span><text:span text:style-name="T1403">Solution</text:span><text:span text:style-name="T1404"><text:s/></text:span><text:span text:style-name="T1405">{</text:span></text:p>
      <text:p text:style-name="P1406"><text:span text:style-name="T1407">2.<text:s/></text:span><text:span text:style-name="T1408">public</text:span><text:span text:style-name="T1409">:</text:span></text:p>
      <text:p text:style-name="P1410"><text:span text:style-name="T1411">3.<text:s/></text:span><text:span text:style-name="T1412"><text:s text:c="4"/></text:span><text:span text:style-name="T1413">bool</text:span><text:span text:style-name="T1414"><text:s/>isSameTree</text:span><text:span text:style-name="T1415">(</text:span><text:span text:style-name="T1416">TreeNode</text:span><text:span text:style-name="T1417">*</text:span><text:span text:style-name="T1418"><text:s/>p</text:span><text:span text:style-name="T1419">,</text:span><text:span text:style-name="T1420"><text:s/></text:span><text:span text:style-name="T1421">TreeNode</text:span><text:span text:style-name="T1422">*</text:span><text:span text:style-name="T1423"><text:s/>q</text:span><text:span text:style-name="T1424">)</text:span><text:span text:style-name="T1425"><text:s/></text:span><text:span text:style-name="T1426">{</text:span></text:p>
      <text:p text:style-name="P1427"><text:span text:style-name="T1428">4.<text:s/></text:span><text:span text:style-name="T1429"><text:s text:c="8"/></text:span><text:span text:style-name="T1430">if</text:span><text:span text:style-name="T1431"><text:s/></text:span><text:span text:style-name="T1432">(</text:span><text:span text:style-name="T1433">p<text:s/></text:span><text:span text:style-name="T1434">==</text:span><text:span text:style-name="T1435"><text:s/>q</text:span><text:span text:style-name="T1436">)</text:span><text:span text:style-name="T1437"><text:s/></text:span><text:span text:style-name="T1438">return</text:span><text:span text:style-name="T1439"><text:s/></text:span><text:span text:style-name="T1440">true</text:span><text:span text:style-name="T1441">;</text:span></text:p>
      <text:p text:style-name="P1442"><text:span text:style-name="T1443">5.<text:s/></text:span><text:span text:style-name="T1444"><text:s text:c="8"/></text:span><text:span text:style-name="T1445">if</text:span><text:span text:style-name="T1446"><text:s/></text:span><text:span text:style-name="T1447">(!</text:span><text:span text:style-name="T1448">p<text:s/></text:span><text:span text:style-name="T1449">||</text:span><text:span text:style-name="T1450"><text:s/></text:span><text:span text:style-name="T1451">!</text:span><text:span text:style-name="T1452">q<text:s/></text:span><text:span text:style-name="T1453">||</text:span><text:span text:style-name="T1454"><text:s/>p</text:span><text:span text:style-name="T1455">-&gt;</text:span><text:span text:style-name="T1456">val<text:s/></text:span><text:span text:style-name="T1457">!=</text:span><text:span text:style-name="T1458"><text:s/>q</text:span><text:span text:style-name="T1459">-&gt;</text:span><text:span text:style-name="T1460">val</text:span><text:span text:style-name="T1461">)</text:span><text:span text:style-name="T1462"><text:s/></text:span><text:span text:style-name="T1463">return</text:span><text:span text:style-name="T1464"><text:s/></text:span><text:span text:style-name="T1465">false</text:span><text:span text:style-name="T1466">;</text:span></text:p>
      <text:p text:style-name="P1467"><text:span text:style-name="T1468">6.<text:s/></text:span><text:span text:style-name="T1469"><text:s text:c="8"/></text:span><text:span text:style-name="T1470">return</text:span><text:span text:style-name="T1471"><text:s/>isSameTree</text:span><text:span text:style-name="T1472">(</text:span><text:span text:style-name="T1473">p</text:span><text:span text:style-name="T1474">-&gt;</text:span><text:span text:style-name="T1475">left</text:span><text:span text:style-name="T1476">,</text:span><text:span text:style-name="T1477"><text:s/>q</text:span><text:span text:style-name="T1478">-&gt;</text:span><text:span text:style-name="T1479">left</text:span><text:span text:style-name="T1480">)</text:span><text:span text:style-name="T1481"><text:s/></text:span><text:span text:style-name="T1482">&amp;&amp;</text:span><text:span text:style-name="T1483"><text:s/>isSameTree</text:span><text:span text:style-name="T1484">(</text:span><text:span text:style-name="T1485">p</text:span><text:span text:style-name="T1486">-&gt;</text:span><text:span text:style-name="T1487">right</text:span><text:span text:style-name="T1488">,</text:span><text:span text:style-name="T1489"><text:s/>q</text:span><text:span text:style-name="T1490">-&gt;</text:span><text:span text:style-name="T1491">right</text:span><text:span text:style-name="T1492">);</text:span></text:p>
      <text:p text:style-name="P1493"><text:span text:style-name="T1494">7.<text:s/></text:span><text:span text:style-name="T1495"><text:s text:c="4"/></text:span><text:span text:style-name="T1496">}</text:span></text:p>
      <text:p text:style-name="P1497"><text:span text:style-name="T1498">8.<text:s/></text:span><text:span text:style-name="T1499">};</text:span></text:p>
      <text:p text:style-name="P1500"><text:span text:style-name="T1501">9.<text:s/></text:span><text:span text:style-name="T1502"> </text:span></text:p>
      <text:p text:style-name="P15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it Ranjan</meta:initial-creator>
    <dc:creator>Mohit Ranjan</dc:creator>
    <meta:creation-date>2025-02-27T06:36:00Z</meta:creation-date>
    <dc:date>2025-02-27T06:43:00Z</dc:date>
    <meta:template xlink:href="Normal" xlink:type="simple"/>
    <meta:editing-cycles>1</meta:editing-cycles>
    <meta:editing-duration>PT420S</meta:editing-duration>
    <meta:document-statistic meta:page-count="3" meta:paragraph-count="11" meta:word-count="824" meta:character-count="5510" meta:row-count="39" meta:non-whitespace-character-count="4697"/>
  </office:meta>
</office:document-meta>
</file>